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4591" officeooo:paragraph-rsid="001e4591"/>
    </style:style>
    <style:style style:name="P2" style:family="paragraph" style:parent-style-name="Standard">
      <style:text-properties officeooo:rsid="00207d71" officeooo:paragraph-rsid="00207d71"/>
    </style:style>
    <style:style style:name="P3" style:family="paragraph" style:parent-style-name="Standard">
      <style:text-properties officeooo:rsid="00207d71" officeooo:paragraph-rsid="00240388"/>
    </style:style>
    <style:style style:name="P4" style:family="paragraph" style:parent-style-name="Standard">
      <style:text-properties officeooo:rsid="00221390" officeooo:paragraph-rsid="00221390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207d71" officeooo:paragraph-rsid="00240388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rsid="00240388" officeooo:paragraph-rsid="00240388"/>
    </style:style>
    <style:style style:name="P7" style:family="paragraph" style:parent-style-name="Standard">
      <style:text-properties officeooo:rsid="0025b991" officeooo:paragraph-rsid="0025b991"/>
    </style:style>
    <style:style style:name="T1" style:family="text">
      <style:text-properties officeooo:rsid="001fef34"/>
    </style:style>
    <style:style style:name="T2" style:family="text">
      <style:text-properties officeooo:rsid="00209ff7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officeooo:rsid="00240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utacion II:</text:p>
      <text:p text:style-name="P4"/>
      <text:p text:style-name="P1"/>
      <text:p text:style-name="P1">Bur = Es donde esta el dato y se utiliza para almacenar, se puede rellenar con cadena entera, lista, etc </text:p>
      <text:p text:style-name="P1"/>
      <text:p text:style-name="P1">shared_memory = es memoria compartida. bur(donde va el dato), <text:span text:style-name="T1">para que dos proceso pueda usar la misma memoria un proceso tiene que crearla usando create y el otro proceso usando el nombre creado, ahi el segundo proceso puede reabrirlo y usarlo </text:span></text:p>
      <text:p text:style-name="P1"/>
      <text:p text:style-name="P1"/>
      <text:p text:style-name="P1"/>
      <text:p text:style-name="P1">unlink = sirve para borrar el archivo, esta memoria compartida estoy eliminandola del proceso va a quedar en la memoria, pero ya no va a estar mas en el proceso </text:p>
      <text:p text:style-name="P1"/>
      <text:p text:style-name="P1"/>
      <text:p text:style-name="P5"><text:span text:style-name="T3">Pool of workers</text:span></text:p>
      <text:p text:style-name="P3"/>
      <text:p text:style-name="P3"><text:span text:style-name="T2">Puedo crear idle y despues les doy tareas. </text:span></text:p>
      <text:p text:style-name="P2"/>
      <text:p text:style-name="P2"/>
      <text:p text:style-name="P4"><text:span text:style-name="T4">Pool.apply(cube</text:span> = es si<text:span text:style-name="T4">n</text:span>cr<text:span text:style-name="T4">ó</text:span>nico hasta que no termine la tarea no ejecuta la otra tarea </text:p>
      <text:p text:style-name="P4"/>
      <text:p text:style-name="P6">Pool.map(cube) = puede hacer mas proceso a la <text:s/>ves y es asíncrono</text:p>
      <text:p text:style-name="P4"/>
      <text:p text:style-name="P7">Pool.map_async = Mientras el pool hace su procesaminto, podemos ir haciendo otro procesamiento aparte hasta que termine el pool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10:39:44.641259069</meta:creation-date>
    <dc:date>2022-05-11T13:02:19.617483002</dc:date>
    <meta:editing-duration>PT19M17S</meta:editing-duration>
    <meta:editing-cycles>1</meta:editing-cycles>
    <meta:document-statistic meta:table-count="0" meta:image-count="0" meta:object-count="0" meta:page-count="1" meta:paragraph-count="9" meta:word-count="150" meta:character-count="864" meta:non-whitespace-character-count="716"/>
    <meta:generator>LibreOffice/6.0.7.3$Linux_X86_64 LibreOffice_project/00m0$Build-3</meta:generator>
  </office:meta>
</office:document-meta>
</file>